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Video rechtes Bein Tim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Zeitpunkt im Video</text:p>
          </table:table-cell>
          <table:table-cell office:value-type="string">
            <text:p>Zeitpunkt in den Logdaten</text:p>
          </table:table-cell>
        </table:table-row>
        <table:table-row table:style-name="ro1">
          <table:table-cell/>
          <table:table-cell table:number-columns-repeated="2" office:value-type="string">
            <text:p>in s</text:p>
          </table:table-cell>
        </table:table-row>
        <table:table-row table:style-name="ro2">
          <table:table-cell office:value-type="string">
            <text:p>Start Logging</text:p>
          </table:table-cell>
          <table:table-cell office:value-type="float" office:value="2.6">
            <text:p>2,6</text:p>
          </table:table-cell>
          <table:table-cell table:formula="of:=[.B5]-[.B5]" office:value-type="float" office:value="0">
            <text:p>0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3.6">
            <text:p>3,6</text:p>
          </table:table-cell>
          <table:table-cell table:formula="of:=[.B6]-[.B5]" office:value-type="float" office:value="1">
            <text:p>1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4.9">
            <text:p>4,9</text:p>
          </table:table-cell>
          <table:table-cell table:formula="of:=[.B7]-[.B5]" office:value-type="float" office:value="2.3">
            <text:p>2,3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6.9">
            <text:p>6,9</text:p>
          </table:table-cell>
          <table:table-cell table:formula="of:=[.B8]-[.B5]" office:value-type="float" office:value="4.3">
            <text:p>4,3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10.4">
            <text:p>10,4</text:p>
          </table:table-cell>
          <table:table-cell table:formula="of:=[.B9]-[.B5]" office:value-type="float" office:value="7.8">
            <text:p>7,8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11.8">
            <text:p>11,8</text:p>
          </table:table-cell>
          <table:table-cell table:formula="of:=[.B10]-[.B5]" office:value-type="float" office:value="9.2">
            <text:p>9,2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14.3">
            <text:p>14,3</text:p>
          </table:table-cell>
          <table:table-cell table:formula="of:=[.B11]-[.B5]" office:value-type="float" office:value="11.7">
            <text:p>11,7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17.3">
            <text:p>17,3</text:p>
          </table:table-cell>
          <table:table-cell table:formula="of:=[.B12]-[.B5]" office:value-type="float" office:value="14.7">
            <text:p>14,7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18.7">
            <text:p>18,7</text:p>
          </table:table-cell>
          <table:table-cell table:formula="of:=[.B13]-[.B5]" office:value-type="float" office:value="16.1">
            <text:p>16,1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21.3">
            <text:p>21,3</text:p>
          </table:table-cell>
          <table:table-cell table:formula="of:=[.B14]-[.B5]" office:value-type="float" office:value="18.7">
            <text:p>18,7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24.4">
            <text:p>24,4</text:p>
          </table:table-cell>
          <table:table-cell table:formula="of:=[.B15]-[.B5]" office:value-type="float" office:value="21.8">
            <text:p>21,8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25.8">
            <text:p>25,8</text:p>
          </table:table-cell>
          <table:table-cell table:formula="of:=[.B16]-[.B5]" office:value-type="float" office:value="23.2">
            <text:p>23,2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28.4">
            <text:p>28,4</text:p>
          </table:table-cell>
          <table:table-cell table:formula="of:=[.B17]-[.B5]" office:value-type="float" office:value="25.8">
            <text:p>25,8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31.2">
            <text:p>31,2</text:p>
          </table:table-cell>
          <table:table-cell table:formula="of:=[.B18]-[.B5]" office:value-type="float" office:value="28.6">
            <text:p>28,6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32.4">
            <text:p>32,4</text:p>
          </table:table-cell>
          <table:table-cell table:formula="of:=[.B19]-[.B5]" office:value-type="float" office:value="29.8">
            <text:p>29,8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34.9">
            <text:p>34,9</text:p>
          </table:table-cell>
          <table:table-cell table:formula="of:=[.B20]-[.B5]" office:value-type="float" office:value="32.3">
            <text:p>32,3</text:p>
          </table:table-cell>
        </table:table-row>
        <table:table-row table:style-name="ro2">
          <table:table-cell office:value-type="string">
            <text:p>Ende Logging</text:p>
          </table:table-cell>
          <table:table-cell office:value-type="float" office:value="39">
            <text:p>39</text:p>
          </table:table-cell>
          <table:table-cell table:formula="of:=[.B21]-[.B5]" office:value-type="float" office:value="36.4">
            <text:p>36,4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21.10.2013</text:date>, <text:time>11:31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1:20:44.91</meta:creation-date>
    <dc:date>2013-10-21T11:31:53.03</dc:date>
    <meta:editing-duration>PT11M9S</meta:editing-duration>
    <meta:editing-cycles>2</meta:editing-cycles>
    <meta:generator>OpenOffice.org/3.4.1$Win32 OpenOffice.org_project/341m1$Build-9593</meta:generator>
    <meta:document-statistic meta:table-count="3" meta:cell-count="56" meta:object-count="0"/>
  </office:meta>
</office:document-meta>
</file>